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erif-pro" svg:font-family="source-serif-pro, Georgia, Cambria, 'Times New Roman', 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f300" officeooo:paragraph-rsid="000ef300"/>
    </style:style>
    <style:style style:name="P2" style:family="paragraph" style:parent-style-name="Standard">
      <style:text-properties officeooo:rsid="000fa669" officeooo:paragraph-rsid="000fa669"/>
    </style:style>
    <style:style style:name="P3" style:family="paragraph" style:parent-style-name="Standard">
      <style:text-properties officeooo:rsid="001079e1" officeooo:paragraph-rsid="001079e1"/>
    </style:style>
    <style:style style:name="T1" style:family="text">
      <style:text-properties fo:font-weight="bold" style:font-weight-asian="bold" style:font-weight-complex="bold"/>
    </style:style>
    <style:style style:name="T2" style:family="text">
      <style:text-properties officeooo:rsid="000fa669"/>
    </style:style>
    <style:style style:name="T3" style:family="text">
      <style:text-properties fo:font-weight="normal" style:font-weight-asian="normal" style:font-weight-complex="normal"/>
    </style:style>
    <style:style style:name="T4" style:family="text">
      <style:text-properties fo:font-weight="normal" officeooo:rsid="001079e1" style:font-weight-asian="normal"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1079e1"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text:span text:style-name="T5">Using Devops and MLops blended solutions </text:span><text:span text:style-name="T6">by PROACTIVE 3</text:span></text:p>
      <text:p text:style-name="Standard"/>
      <text:p text:style-name="P1"><text:span text:style-name="T1">ProActive3</text:span> Company <text:span text:style-name="T2">have been able to build a </text:span><text:s/>powerful synergy between DevOps and Machine Learning (ML) and related capabilities, like Predictive Analytics, IT Operations Analytics (ITOA), Algorithmic IT Operations (AIOps), and Artificial Intelligence (AI). As this is the next genaration of automation and building application with predictiive inteligence, </text:p>
      <text:p text:style-name="P1"><text:s text:c="2"/></text:p>
      <text:p text:style-name="P1">Devops and MLops blended solutions have achieved the following solutions:</text:p>
      <text:p text:style-name="P1"/>
      <text:p text:style-name="P1"><text:span text:style-name="T2">1</text:span>, <text:span text:style-name="T1">Tracking application delivery</text:span>: Activity data from ‘DevOps tools’ (like Jira, Git, Jenkins, SonarQube, Puppet, Ansible, etc.) provides visibility into the delivery process. Applying ML can uncover anomalies in that data — large code volumes, long build times, slow release rates, late code check-ins — to identify many of the ‘wastes’ of software development, including gold-plating, partial work, inefficient resourcing, excessive task switching, or process slowdowns.</text:p>
      <text:p text:style-name="P1"/>
      <text:p text:style-name="P2">2,<text:span text:style-name="T1">Ensuring application quality</text:span><text:span text:style-name="T3">: By analyzing output from testing tools, ML can intelligently review QA results, detect novel errors, and effectively build a test pattern library based on discovery. This machine-driven understanding of a ‘known good release’ helps to ensure comprehensive testing on every release, even for novel defects, raising the quality of delivered applications.</text:span></text:p>
      <text:p text:style-name="P2"><text:span text:style-name="T3"/></text:p>
      <text:p text:style-name="P2"><text:span text:style-name="T3">3,</text:span><text:span text:style-name="T1">Securing application delivery: <text:s/></text:span><text:span text:style-name="T3">Patterns of user behavior can be as unique as fingerprints. Applying ML to Dev and Ops user behaviors can help to identify anomalies that may represent malicious activity. For example, anomalous patterns of access to sensitive repos, automation routines, deployment activity, test execution, system provisioning, and more can quickly highlight users exercising ‘known bad’ patterns — whether intentionally or accidentally — such as coding back doors, deploying unauthorized code, or stealing intellectual property.</text:span></text:p>
      <text:p text:style-name="P2"><text:span text:style-name="T3"/></text:p>
      <text:p text:style-name="P2"><text:span text:style-name="T3">4,</text:span><text:span text:style-name="T1">Managing production: </text:span><text:span text:style-name="T3">Analyzing an application in production is where machine learning really comes into its own, because of the greater data volumes, user counts, transactions etc. that occur in prod, compared to dev or test. DevOps teams can use ML to analyze ‘normal’ patterns user volumes, resource utilization, transaction throughput, and subsequently to detect ‘abnormal’ patterns (e.g. DDOS conditions, memory leaks, race conditions,</text:span></text:p>
      <text:p text:style-name="P2"><text:span text:style-name="T3"/></text:p>
      <text:p text:style-name="P2"><text:span text:style-name="T3">5,</text:span><text:span text:style-name="T1">Managing alert storms:</text:span><text:span text:style-name="T3"> A simple, practical, high-value use of ML</text:span><text:span text:style-name="T4">ops</text:span><text:span text:style-name="T3"> is in managing the massive flood of alerts that occur in production systems. This can be as simple as ML grouping related alerts (e.g. by a common transaction ID; a common set of servers; or a common subnet). Or it can be more complex, such as ‘training’ systems over time to recognize ‘known good’ and ‘known bad’ alerts. This enables filtering to reduce alert storms and alert fatigue.</text:span></text:p>
      <text:p text:style-name="P2"><text:span text:style-name="T3"/></text:p>
      <text:p text:style-name="P3"><text:span text:style-name="T3">6,</text:span><text:span text:style-name="T1">Preventing production failures</text:span><text:span text:style-name="T3">: MLops can go well beyond straight-line capacity planning in preventing failures. ML can map known good patterns of utilization to predict, for example, the best configuration for a desired level of performance; how many customers will use a new feature; infrastructure requirements for a new promotion; or how an outage will impact customer engagement. ML sees otherwise opaque ‘early indicators’ in systems and applications, allowing Ops to start remediation or avoid problems, much faster than typical response times.</text:span></text:p>
      <text:p text:style-name="P3"><text:span text:style-name="T3"/></text:p>
      <text:p text:style-name="P3"><text:span text:style-name="T3">7,</text:span><text:span text:style-name="T1">Analyzing business impact: </text:span><text:span text:style-name="T3">Understanding the impact of code release on business goals is critical to success in DevOps. By synthesizing and analyzing real user metrics, MLops systems can detect good </text:span><text:soft-page-break/><text:span text:style-name="T3">and bad patterns to provide an ‘early warning system’ to coders and business teams alike when applications are having problems (e.g. through early reporting of increased cart abandonment or foreshortened buyer journeys); or being wildly successful (e.g. through early detection of high user registrations or click-through r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serif-pro" svg:font-family="source-serif-pro, Georgia, Cambria, 'Times New Roman', 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8T11:14:41.540000000</meta:creation-date>
    <dc:date>2023-06-18T11:42:17.725000000</dc:date>
    <meta:editing-duration>PT5M31S</meta:editing-duration>
    <meta:editing-cycles>1</meta:editing-cycles>
    <meta:document-statistic meta:table-count="0" meta:image-count="0" meta:object-count="0" meta:page-count="2" meta:paragraph-count="11" meta:word-count="558" meta:character-count="3877" meta:non-whitespace-character-count="3315"/>
    <meta:generator>LibreOffice/6.1.2.1$Windows_X86_64 LibreOffice_project/65905a128db06ba48db947242809d14d3f9a93fe</meta:generator>
  </office:meta>
</office:document-meta>
</file>